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fo:language="none" fo:country="none" style:font-size-asian="12pt" style:font-size-complex="12pt"/>
    </style:style>
    <style:style style:name="T2" style:family="text">
      <style:text-properties fo:color="#0000ff" fo:font-size="10pt" fo:language="none" fo:country="none" style:font-size-asian="10pt" style:font-size-complex="10pt"/>
    </style:style>
    <style:style style:name="T3" style:family="text">
      <style:text-properties fo:color="#0000ff" fo:language="none" fo:country="none"/>
    </style:style>
    <style:style style:name="T4" style:family="text">
      <style:text-properties style:use-window-font-color="true" fo:font-size="10pt" fo:language="none" fo:country="none" style:font-size-asian="10pt" style:font-size-complex="10pt"/>
    </style:style>
    <style:style style:name="T5" style:family="text">
      <style:text-properties style:use-window-font-color="true" fo:language="none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cje o klasie FunkcjaPrzejscia</text:p>
      <text:p text:style-name="Standard"/>
      <text:p text:style-name="Standard">FunkcjaPrzejscia korzysta z publicznej klasy Stan, ta z kolei posiada pola:</text:p>
      <text:p text:style-name="Standard">nazwa – string z nazwą klasy</text:p>
      <text:p text:style-name="Standard"/>
      <text:p text:style-name="Standard">koncowy – bool przyjmujący wartość true jeśli dany stan jest końcowym stanem akceptującym słowo</text:p>
      <text:p text:style-name="Standard"/>
      <text:p text:style-name="Standard">map – obiekt klasy Direction przyjmujący jak argument litere alfabetu a zwracający wskaźnik na obiekt klasy Stan;</text:p>
      <text:p text:style-name="Standard"/>
      <text:p text:style-name="Standard">Obiekty klasy stan posiadają jedną metodę – <text:span text:style-name="T1">Przejscie, która przyjmuje jako argument jeden znak i zwraca wskaźnik na obiekt typu Stan (odzwierciedlając w ten sposób działanie przejścia z jedengo stanu do innego w automacie) lub wyrzuca wyjątek, jeśli dana litera nie znajduje się w alfabacie albo nie zostało zdefiniowane przejście z aktualnego stanu do innego (lub obecnego) za pomącą zadanej litery.</text:span></text:p>
      <text:p text:style-name="Standard"><text:span text:style-name="T1"/></text:p>
      <text:p text:style-name="Standard"><text:span text:style-name="T1">Każda instancja klasy FunkcjaPrzejscia posiada następujące pola:</text:span></text:p>
      <text:p text:style-name="P1"><text:span text:style-name="T5">string nazwa – nazwa danego automatu</text:span></text:p>
      <text:p text:style-name="P1"><text:span text:style-name="T5">string alfabet – zbiór wszystkich liter na jakich można wykonywać operacje</text:span></text:p>
      <text:p text:style-name="P1"><text:span text:style-name="T5">string info – informacje o danym automacie</text:span></text:p>
      <text:p text:style-name="P1"><text:span text:style-name="T5">Stan obecny – wskaźnik na stan w którym obecnie znajduje się automat</text:span></text:p>
      <text:p text:style-name="P1"><text:span text:style-name="T5"/></text:p>
      <text:p text:style-name="Standard"><text:span text:style-name="T4">dwuargumentowy konstruktor klasy przyjmuje ciągi znaków będące nazwą i opisem danego automatu</text:span></text:p>
      <text:p text:style-name="Standard"><text:span text:style-name="T4"/></text:p>
      <text:p text:style-name="P1"><text:span text:style-name="T5">Klasa została stworzona tak, aby w czasie operowania na automacie można go było dowoli modyfikować, choć możliwość ta jest wykorzystywana w naszym projekcie tylko podczas tworzenia nowego automatu. Obiekty opisywanej klasy posiadają następujące metody:</text:span></text:p>
      <text:p text:style-name="P1"><text:span text:style-name="T3">void</text:span><text:span text:style-name="T5"> ZmainaNazwy(</text:span><text:span text:style-name="T3">string</text:span><text:span text:style-name="T5"> nowaNazwa) – zmienia nazwę automatu</text:span></text:p>
      <text:p text:style-name="P1"><text:span text:style-name="T3">void</text:span><text:span text:style-name="T5"> DodajLitere(</text:span><text:span text:style-name="T3">char</text:span><text:span text:style-name="T5"> litera) – dodaje litere do alfabetu</text:span></text:p>
      <text:p text:style-name="P1"><text:span text:style-name="T3">void</text:span><text:span text:style-name="T5"> UsunLitere(</text:span><text:span text:style-name="T3">char</text:span><text:span text:style-name="T5"> c) – usuwa litere z dostępnego alfabetu</text:span></text:p>
      <text:p text:style-name="P1"><text:span text:style-name="T3">void</text:span><text:span text:style-name="T5"> UsunStan(</text:span><text:span text:style-name="T3">string</text:span><text:span text:style-name="T5"> nazwa) – usówa stan o podanej nazwie</text:span></text:p>
      <text:p text:style-name="P1"><text:span text:style-name="T3">void</text:span><text:span text:style-name="T5"> DodajStan(</text:span><text:span text:style-name="T3">string</text:span><text:span text:style-name="T5"> nazwa, </text:span><text:span text:style-name="T3">bool</text:span><text:span text:style-name="T5"> koncowy) – dodaje stan i ustawia wartość pola koncowy</text:span></text:p>
      <text:p text:style-name="P1"><text:span text:style-name="T5"><text:s/></text:span><text:span text:style-name="T3">void</text:span><text:span text:style-name="T5"> DodajPrzejscie(</text:span><text:span text:style-name="T3">string</text:span><text:span text:style-name="T5"> nazwaStanu, </text:span><text:span text:style-name="T3">char</text:span><text:span text:style-name="T5"> litera, </text:span><text:span text:style-name="T3">string</text:span><text:span text:style-name="T5"> stanDocelowy) – dodaje przejście ze stanu NazwaStanu za pomocą znaku Litera do stanu StanDocelowy</text:span></text:p>
      <text:p text:style-name="P1"><text:span text:style-name="T3">void</text:span><text:span text:style-name="T5"> Przejscie(</text:span><text:span text:style-name="T3">char</text:span><text:span text:style-name="T5"> litera) – dokonuje próby przejścia z obecnego stanu do nowego za pomocą znaku Litera – zmienia wartość pola obecny. Jeśli nie ma zdefiniowanego takiego przejścia nie zostaje pojęte żadne działanie</text:span></text:p>
      <text:p text:style-name="P1"><text:span text:style-name="T3">void</text:span><text:span text:style-name="T5"> UstawKoncowy(</text:span><text:span text:style-name="T3">string</text:span><text:span text:style-name="T5"> nazwa, </text:span><text:span text:style-name="T3">bool</text:span><text:span text:style-name="T5"> koncowy) – zmienia wartość pola koncwowy dla stanu o podanej nazwie, na wartość równą drugiemu argumentowi </text:span></text:p>
      <text:p text:style-name="P1"><text:span text:style-name="T3">int</text:span><text:span text:style-name="T5"> AlfabetIndex(</text:span><text:span text:style-name="T3">char</text:span><text:span text:style-name="T5"> c) – zwraca miejsce w alfabecie danego znaku lub -1 jeśli znak nie występuje w alfabecie</text:span></text:p>
      <text:p text:style-name="P1"><text:span text:style-name="T3">void</text:span><text:span text:style-name="T5"> UsunWszystkiePrzejscia() - usuwa wszystkie zdefiniowane przejścia </text:span></text:p>
      <text:p text:style-name="P1"><text:span text:style-name="T5"><text:s/></text:span><text:span text:style-name="T3">void</text:span><text:span text:style-name="T5"> Reset() - przywraca maszynę do stanu startowego</text:span></text:p>
      <text:p text:style-name="P1"><text:span text:style-name="T5"/></text:p>
      <text:p text:style-name="P1"><text:span text:style-name="T5">Dodatkowo należy pamiętać, że zawsze za stan początkowy jest uważany stan najwcześniej dodany.</text:span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eusz Musiał</meta:initial-creator>
    <meta:creation-date>2011-06-06T12:04:17.71</meta:creation-date>
    <meta:document-statistic meta:table-count="0" meta:image-count="0" meta:object-count="0" meta:page-count="1" meta:paragraph-count="25" meta:word-count="366" meta:character-count="2542"/>
    <dc:date>2011-06-06T14:49:14.59</dc:date>
    <dc:creator>Mateusz Musiał</dc:creator>
    <meta:editing-duration>PT00H14M05S</meta:editing-duration>
    <meta:editing-cycles>1</meta:editing-cycles>
    <meta:generator>OpenOffice.ux.pl/3.0$Win32 OpenOffice.org_project/300m9$Build-29358</meta:generator>
    <meta:user-defined meta:name="Informacja 1"/>
    <meta:user-defined meta:name="Informacja 2"/>
    <meta:user-defined meta:name="Informacja 3"/>
    <meta:user-defined meta:name="Informacja 4"/>
  </office:meta>
</office:document-meta>
</file>